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422" officeooo:paragraph-rsid="0013c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! This is Syed Shoaib</text:p>
      <text:p text:style-name="P1"><text:s text:c="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6:59.837962321</meta:creation-date>
    <dc:date>2020-01-24T15:28:05.274175797</dc:date>
    <meta:editing-duration>PT1M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6" meta:character-count="55" meta:non-whitespace-character-count="28"/>
  </office:meta>
</office:document-meta>
</file>